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201075"/>
    </style:style>
    <style:style style:name="P4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01075" officeooo:paragraph-rsid="00201075"/>
    </style:style>
    <style:style style:name="P5" style:family="paragraph" style:parent-style-name="Heading_20_2">
      <style:paragraph-properties fo:text-align="center" style:justify-single-word="false"/>
      <style:text-properties fo:font-variant="normal" fo:text-transform="none" fo:color="#24292e" style:font-name="apple-system" fo:letter-spacing="normal" fo:font-style="normal" fo:font-weight="bold" officeooo:paragraph-rsid="002183c5"/>
    </style:style>
    <style:style style:name="P6" style:family="paragraph" style:parent-style-name="Heading_20_2">
      <style:paragraph-properties fo:text-align="start" style:justify-single-word="false"/>
      <style:text-properties fo:font-variant="normal" fo:text-transform="none" fo:color="#24292e" style:font-name="apple-system" fo:letter-spacing="normal" fo:font-style="normal" fo:font-weight="bold" officeooo:paragraph-rsid="002183c5"/>
    </style:style>
    <style:style style:name="P7" style:family="paragraph" style:parent-style-name="Text_20_body" style:list-style-name="L1">
      <style:paragraph-properties fo:margin-top="0cm" fo:margin-bottom="0.021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.021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8e7b1" officeooo:paragraph-rsid="0018e7b1"/>
    </style:style>
    <style:style style:name="P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8e7b1" officeooo:paragraph-rsid="0018e7b1"/>
    </style:style>
    <style:style style:name="P11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ac160" officeooo:paragraph-rsid="001ac160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c9d1" officeooo:paragraph-rsid="001bc9d1"/>
    </style:style>
    <style:style style:name="P13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c9505" officeooo:paragraph-rsid="001bc9d1"/>
    </style:style>
    <style:style style:name="P1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edec5" officeooo:paragraph-rsid="001edec5"/>
    </style:style>
    <style:style style:name="P1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8e7b1" officeooo:paragraph-rsid="0018e7b1" style:font-weight-asian="bold" style:font-weight-complex="bold"/>
    </style:style>
    <style:style style:name="P1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ac160" officeooo:paragraph-rsid="001ac160" style:font-weight-asian="bold" style:font-weight-complex="bold"/>
    </style:style>
    <style:style style:name="P17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1edec5" officeooo:paragraph-rsid="001edec5" style:font-weight-asian="bold" style:font-weight-complex="bold"/>
    </style:style>
    <style:style style:name="P18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1pt" fo:letter-spacing="normal" fo:font-style="normal" fo:font-weight="normal" officeooo:rsid="0018e7b1" officeooo:paragraph-rsid="0018e7b1" style:font-size-asian="11pt" style:font-size-complex="11pt"/>
    </style:style>
    <style:style style:name="P19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ac160" officeooo:paragraph-rsid="001ac160"/>
    </style:style>
    <style:style style:name="P20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bc9d1" officeooo:paragraph-rsid="001bc9d1"/>
    </style:style>
    <style:style style:name="P21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edec5" officeooo:paragraph-rsid="001edec5"/>
    </style:style>
    <style:style style:name="P22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23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3587a" officeooo:paragraph-rsid="0023587a"/>
    </style:style>
    <style:style style:name="P24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494c9" officeooo:paragraph-rsid="002494c9"/>
    </style:style>
    <style:style style:name="P25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494c9" officeooo:paragraph-rsid="0024b4dc"/>
    </style:style>
    <style:style style:name="P26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24b4dc" officeooo:paragraph-rsid="0024b4dc"/>
    </style:style>
    <style:style style:name="P27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23587a" officeooo:paragraph-rsid="0023587a" style:font-weight-asian="bold" style:font-weight-complex="bold"/>
    </style:style>
    <style:style style:name="P2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7pt" fo:letter-spacing="normal" fo:font-style="normal" fo:font-weight="normal" officeooo:rsid="001edec5" officeooo:paragraph-rsid="001edec5" style:font-size-asian="7pt" style:font-size-complex="7pt"/>
    </style:style>
    <style:style style:name="P29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0pt" fo:letter-spacing="normal" fo:font-style="normal" fo:font-weight="normal" officeooo:rsid="0023587a" officeooo:paragraph-rsid="0023587a" style:font-size-asian="10pt" style:font-weight-asian="normal" style:font-size-complex="10pt" style:font-weight-complex="normal"/>
    </style:style>
    <style:style style:name="T1" style:family="text">
      <style:text-properties officeooo:rsid="0020107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1075" style:font-weight-asian="bold" style:font-weight-complex="bold"/>
    </style:style>
    <style:style style:name="T4" style:family="text">
      <style:text-properties officeooo:rsid="002183c5"/>
    </style:style>
    <style:style style:name="T5" style:family="text">
      <style:text-properties style:text-underline-style="solid" style:text-underline-width="auto" style:text-underline-color="font-color" officeooo:rsid="002183c5"/>
    </style:style>
    <style:style style:name="T6" style:family="text">
      <style:text-properties officeooo:rsid="0023587a"/>
    </style:style>
    <style:style style:name="T7" style:family="text">
      <style:text-properties officeooo:rsid="0024b4dc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tab/><text:span text:style-name="T5">Assignment 2 Docker</text:span></text:h>
      <text:h text:style-name="P6" text:outline-level="2"/>
      <text:h text:style-name="P6" text:outline-level="2"><text:tab/>Assignment <text:span text:style-name="T4">1</text:span></text:h>
      <text:list xml:id="list34760370652624000" text:style-name="L1">
        <text:list-item>
          <text:p text:style-name="P7">Run a docker container from "hello-world" image.</text:p>
          <text:p text:style-name="P8"># docker run hello-world</text:p>
          <text:p text:style-name="P8"/>
        </text:list-item>
        <text:list-item>
          <text:p text:style-name="P9">Pull "alpine" image from docker registry and see if image is available in your local image list.</text:p>
          <text:p text:style-name="P10"># docker pull alpine</text:p>
          <text:p text:style-name="P10"># docker image</text:p>
          <text:p text:style-name="P15">Output:-</text:p>
          <text:p text:style-name="P18">REPOSITORY <text:s text:c="9"/>TAG <text:s text:c="16"/>IMAGE ID <text:s text:c="11"/>CREATED <text:s text:c="12"/>SIZE</text:p>
          <text:p text:style-name="P18">hello-world <text:s text:c="8"/>latest <text:s text:c="13"/>e38bc07ac18e <text:s text:c="7"/>6 weeks ago <text:s text:c="8"/>1.85kB</text:p>
          <text:p text:style-name="P18">alpine <text:s text:c="13"/>latest <text:s text:c="13"/>3fd9065eaf02 <text:s text:c="7"/>4 months ago <text:s text:c="7"/>4.15MB</text:p>
          <text:p text:style-name="P18"/>
        </text:list-item>
        <text:list-item>
          <text:p text:style-name="P9">Pull some specific version of docker "alpine" image from docker registry.</text:p>
          <text:p text:style-name="P19"># docker pull alpine:3.3</text:p>
        </text:list-item>
        <text:list-item>
          <text:p text:style-name="P9">Run a docker container from local image "alpine" and run an inline command "ls -l" while running container.</text:p>
          <text:p text:style-name="P11"># docker run -it alpine ls -l</text:p>
          <text:p text:style-name="P16">Output:-</text:p>
          <text:p text:style-name="P11">total 52</text:p>
          <text:p text:style-name="P11">drwxr-xr-x <text:s text:c="3"/>2 root <text:s text:c="4"/>root <text:s text:c="9"/>4096 Jan <text:s/>9 19:37 bin</text:p>
          <text:p text:style-name="P11">drwxr-xr-x <text:s text:c="3"/>5 root <text:s text:c="4"/>root <text:s text:c="10"/>360 May 30 06:44 dev</text:p>
          <text:p text:style-name="P11">drwxr-xr-x <text:s text:c="3"/>1 root <text:s text:c="4"/>root <text:s text:c="9"/>4096 May 30 06:44 etc</text:p>
          <text:p text:style-name="P11">drwxr-xr-x <text:s text:c="3"/>2 root <text:s text:c="4"/>root <text:s text:c="9"/>4096 Jan <text:s/>9 19:37 home</text:p>
          <text:p text:style-name="P11">drwxr-xr-x <text:s text:c="3"/>5 root <text:s text:c="4"/>root <text:s text:c="9"/>4096 Jan <text:s/>9 19:37 lib</text:p>
          <text:p text:style-name="P11">drwxr-xr-x <text:s text:c="3"/>5 root <text:s text:c="4"/>root <text:s text:c="9"/>4096 Jan <text:s/>9 19:37 media</text:p>
          <text:p text:style-name="P11">drwxr-xr-x <text:s text:c="3"/>2 root <text:s text:c="4"/>root <text:s text:c="9"/>4096 Jan <text:s/>9 19:37 mnt</text:p>
          <text:p text:style-name="P11">dr-xr-xr-x <text:s/>123 root <text:s text:c="4"/>root <text:s text:c="12"/>0 May 30 06:44 proc</text:p>
          <text:p text:style-name="P11">drwx------ <text:s text:c="3"/>2 root <text:s text:c="4"/>root <text:s text:c="9"/>4096 Jan <text:s/>9 19:37 root</text:p>
          <text:p text:style-name="P11">drwxr-xr-x <text:s text:c="3"/>2 root <text:s text:c="4"/>root <text:s text:c="9"/>4096 Jan <text:s/>9 19:37 run</text:p>
          <text:p text:style-name="P11">drwxr-xr-x <text:s text:c="3"/>2 root <text:s text:c="4"/>root <text:s text:c="9"/>4096 Jan <text:s/>9 19:37 sbin</text:p>
          <text:p text:style-name="P11">drwxr-xr-x <text:s text:c="3"/>2 root <text:s text:c="4"/>root <text:s text:c="9"/>4096 Jan <text:s/>9 19:37 srv</text:p>
          <text:p text:style-name="P11">dr-xr-xr-x <text:s text:c="2"/>13 root <text:s text:c="4"/>root <text:s text:c="12"/>0 May 30 06:44 sys</text:p>
          <text:p text:style-name="P11">drwxrwxrwt <text:s text:c="3"/>2 root <text:s text:c="4"/>root <text:s text:c="9"/>4096 Jan <text:s/>9 19:37 tmp</text:p>
          <text:p text:style-name="P11">drwxr-xr-x <text:s text:c="3"/>7 root <text:s text:c="4"/>root <text:s text:c="9"/>4096 Jan <text:s/>9 19:37 usr</text:p>
          <text:p text:style-name="P11">drwxr-xr-x <text:s text:c="2"/>11 root <text:s text:c="4"/>root <text:s text:c="9"/>4096 Jan <text:s/>9 19:37 var</text:p>
          <text:p text:style-name="P11"/>
        </text:list-item>
        <text:list-item>
          <text:p text:style-name="P9"><text:soft-page-break/>Try to take login to container created using "alpine" image.</text:p>
          <text:p text:style-name="P20"># docker run -it alpine /bin/ash</text:p>
          <text:p text:style-name="P20"/>
        </text:list-item>
        <text:list-item>
          <text:p text:style-name="P9">Detach yourself from the container without making it exit/container kill.</text:p>
          <text:p text:style-name="P12"># ctrl + p +q</text:p>
          <text:p text:style-name="P13"/>
        </text:list-item>
        <text:list-item>
          <text:p text:style-name="P9">Check running containers and see if you can find out the stopped containers.</text:p>
          <text:p text:style-name="P14"># docker ps</text:p>
          <text:p text:style-name="P17">Output:-</text:p>
          <text:p text:style-name="P28">CONTAINER ID <text:s text:c="7"/>IMAGE <text:s text:c="14"/>COMMAND <text:s text:c="12"/>CREATED <text:s text:c="12"/>STATUS <text:s text:c="13"/>PORTS <text:s text:c="14"/>NAMES</text:p>
          <text:p text:style-name="P28">b78ad027cede <text:s text:c="7"/>alpine <text:s text:c="13"/>"/bin/sh" <text:s text:c="10"/>5 seconds ago <text:s text:c="6"/>Up 4 seconds <text:s text:c="27"/>quirky_dubinsky</text:p>
        </text:list-item>
        <text:list-item>
          <text:p text:style-name="P9">Stop running container.</text:p>
          <text:p text:style-name="P14"># docker stop b78ad027cede</text:p>
          <text:p text:style-name="P21"># docker ps (you will see no container is running)</text:p>
        </text:list-item>
        <text:list-item>
          <text:p text:style-name="P9">Start container that was stopped earlier.</text:p>
          <text:p text:style-name="P14"># docker start b78ad027cede</text:p>
          <text:p text:style-name="P21"># docker ps (you will see container is running with same container id)</text:p>
        </text:list-item>
        <text:list-item>
          <text:p text:style-name="P9">Try to remove "alpine" image from your local system.</text:p>
        </text:list-item>
      </text:list>
      <text:p text:style-name="P3"><text:tab/><text:span text:style-name="T1"># docker rmi alpine</text:span></text:p>
      <text:p text:style-name="P3"><text:tab/><text:span text:style-name="T3">Oupout:-</text:span></text:p>
      <text:p text:style-name="P4"><text:tab/>Error response from daemon: conflict: unable to remove repository <text:tab/>reference "alpine" (must force) - container b78ad027cede is using its <text:tab/>referenced image 3fd9065eaf02</text:p>
      <text:h text:style-name="P1" text:outline-level="2"><text:bookmark text:name="user-content-assignment-2"/>Assignment 2</text:h>
      <text:list xml:id="list1647434437056934229" text:style-name="L2">
        <text:list-item>
          <text:p text:style-name="P22">Again pull "alpine" image from docker registry.</text:p>
          <text:p text:style-name="P23"># docker pull alpine</text:p>
        </text:list-item>
        <text:list-item>
          <text:p text:style-name="P22">Take interactive login to bash while running docker container from "alpine" image.</text:p>
          <text:p text:style-name="P23"># docker run -it -name alpine alpine ash</text:p>
        </text:list-item>
        <text:list-item>
          <text:p text:style-name="P22">Run command inside container: echo "hello world" &gt; hello.txt ls</text:p>
          <text:p text:style-name="P23"># echo “hello world” &gt; hello.txt</text:p>
          <text:p text:style-name="P23"><text:soft-page-break/># ls</text:p>
          <text:p text:style-name="P27">Output: </text:p>
          <text:p text:style-name="P29">bin <text:s text:c="7"/>hello.txt <text:s/>media <text:s text:c="5"/>root <text:s text:c="6"/>srv <text:s text:c="7"/>usr</text:p>
          <text:p text:style-name="P29">dev <text:s text:c="7"/>home <text:s text:c="6"/>mnt <text:s text:c="7"/>run <text:s text:c="7"/>sys <text:s text:c="7"/>var</text:p>
          <text:p text:style-name="P29">etc <text:s text:c="7"/>lib <text:s text:c="7"/>proc <text:s text:c="6"/>sbin <text:s text:c="6"/>tmp</text:p>
        </text:list-item>
        <text:list-item>
          <text:p text:style-name="P22">Take exit from same container without killing the container.</text:p>
          <text:p text:style-name="P23"># ctrl + p + q</text:p>
        </text:list-item>
        <text:list-item>
          <text:p text:style-name="P22">Run another container using below command and check if you can find hello.txt within this container. You should find container isolations from step 3-5. docker container run alpine ls</text:p>
          <text:p text:style-name="P23"># docker run -it <text:s/>alpine ash</text:p>
          <text:p text:style-name="P23"># ls</text:p>
          <text:p text:style-name="P23">Output:</text:p>
          <text:p text:style-name="P23">bin <text:s text:c="3"/>etc <text:s text:c="3"/>lib <text:s text:c="3"/>mnt <text:s text:c="3"/>root <text:s text:c="2"/>sbin <text:s text:c="2"/>sys <text:s text:c="3"/>usr</text:p>
        </text:list-item>
        <text:list-item>
          <text:p text:style-name="P23">dev <text:s text:c="3"/>home <text:s text:c="2"/>media <text:s/>proc <text:s text:c="2"/>run <text:s text:c="3"/>srv <text:s text:c="3"/>tmp <text:s text:c="3"/>var</text:p>
          <text:p text:style-name="P23">(<text:span text:style-name="T2">There is no hello.txt present in this conatiner)</text:span></text:p>
        </text:list-item>
        <text:list-item>
          <text:p text:style-name="P22">Stop a container using Container ID.</text:p>
          <text:p text:style-name="P23"># sudo docker stop e08e6d8fd030</text:p>
        </text:list-item>
        <text:list-item>
          <text:p text:style-name="P22">Start same container using ID and exec a command "echo 'hello world!'" in docker container without instantiating a new container.</text:p>
          <text:p text:style-name="P24"># sudo docker start <text:span text:style-name="T6">e08e6d8fd030</text:span></text:p>
          <text:p text:style-name="P25"># <text:span text:style-name="T7">sudo docker exec -it <text:s/>echo e08e6d8fd030 "hello world"</text:span></text:p>
        </text:list-item>
        <text:list-item>
          <text:p text:style-name="P22">Inspect already downloaded "alpine" docker image using docker inspect command.</text:p>
          <text:p text:style-name="P26"># sudo docker inpect alpine</text:p>
        </text:list-item>
        <text:list-item>
          <text:p text:style-name="P22">Tag your local "alpine" image with name "myimage" along with version 1.0</text:p>
          <text:p text:style-name="P26"># sudo docker tag alpine myimage:version1.0</text:p>
        </text:list-item>
      </text:list>
      <text:p text:style-name="P2"><text:bookmark text:name="user-content-reference"/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1:57:08.217906159</meta:creation-date>
    <dc:date>2018-06-13T09:49:08.138304993</dc:date>
    <meta:editing-duration>PT21M1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" meta:paragraph-count="83" meta:word-count="634" meta:character-count="4199" meta:non-whitespace-character-count="3004"/>
  </office:meta>
</office:document-meta>
</file>